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930000007DAB44DCF82E707E3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5.875cm" fo:margin-left="-0.243cm" fo:margin-top="0cm" fo:margin-bottom="0cm" table:align="left"/>
    </style:style>
    <style:style style:name="Table1.A" style:family="table-column">
      <style:table-column-properties style:column-width="1.93cm"/>
    </style:style>
    <style:style style:name="Table1.B" style:family="table-column">
      <style:table-column-properties style:column-width="13.945cm"/>
    </style:style>
    <style:style style:name="Table1.1" style:family="table-row">
      <style:table-row-properties fo:keep-together="auto"/>
    </style:style>
    <style:style style:name="Table1.A1" style:family="table-cell">
      <style:table-cell-properties style:vertical-align="" fo:background-color="#efefef" fo:padding="0.176cm" fo:border="3pt solid #ffffff">
        <style:background-image/>
      </style:table-cell-properties>
    </style:style>
    <style:style style:name="Table1.B2" style:family="table-cell">
      <style:table-cell-properties style:vertical-align="middle" fo:background-color="#efefef" fo:padding="0.176cm" fo:border="3pt solid #ffffff">
        <style:background-image/>
      </style:table-cell-properties>
    </style:style>
    <style:style style:name="Table3" style:family="table">
      <style:table-properties style:width="15.921cm" fo:margin-left="-0.243cm" fo:margin-top="0cm" fo:margin-bottom="0cm" table:align="left"/>
    </style:style>
    <style:style style:name="Table3.A" style:family="table-column">
      <style:table-column-properties style:column-width="15.921cm"/>
    </style:style>
    <style:style style:name="Table3.1" style:family="table-row">
      <style:table-row-properties fo:keep-together="auto"/>
    </style:style>
    <style:style style:name="Table3.A1" style:family="table-cell">
      <style:table-cell-properties style:vertical-align="" fo:background-color="#efefef" fo:padding="0.176cm" fo:border="3pt solid #ffffff">
        <style:background-image/>
      </style:table-cell-properties>
    </style:style>
    <style:style style:name="Table4" style:family="table">
      <style:table-properties style:width="15.875cm" fo:margin-left="-0.243cm" fo:margin-top="0cm" fo:margin-bottom="0cm" table:align="left"/>
    </style:style>
    <style:style style:name="Table4.A" style:family="table-column">
      <style:table-column-properties style:column-width="3.281cm"/>
    </style:style>
    <style:style style:name="Table4.B" style:family="table-column">
      <style:table-column-properties style:column-width="12.594cm"/>
    </style:style>
    <style:style style:name="Table4.1" style:family="table-row">
      <style:table-row-properties fo:keep-together="auto"/>
    </style:style>
    <style:style style:name="Table4.A1" style:family="table-cell">
      <style:table-cell-properties style:vertical-align="" fo:background-color="#efefef" fo:padding="0.176cm" fo:border="3pt solid #ffffff">
        <style:background-image/>
      </style:table-cell-properties>
    </style:style>
    <style:style style:name="Table5" style:family="table">
      <style:table-properties style:width="15.875cm" fo:margin-left="-0.243cm" fo:margin-top="0cm" fo:margin-bottom="0cm" table:align="left"/>
    </style:style>
    <style:style style:name="Table5.A" style:family="table-column">
      <style:table-column-properties style:column-width="3.413cm"/>
    </style:style>
    <style:style style:name="Table5.B" style:family="table-column">
      <style:table-column-properties style:column-width="12.462cm"/>
    </style:style>
    <style:style style:name="Table5.1" style:family="table-row">
      <style:table-row-properties fo:keep-together="auto"/>
    </style:style>
    <style:style style:name="Table5.A1" style:family="table-cell">
      <style:table-cell-properties style:vertical-align="" fo:background-color="#efefef" fo:padding="0.176cm" fo:border="3pt solid #ffffff">
        <style:background-image/>
      </style:table-cell-properties>
    </style:style>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text-align="end" style:justify-single-word="false" fo:padding="0cm" fo:border="none"/>
    </style:style>
    <style:style style:name="P3" style:family="paragraph" style:parent-style-name="Standard">
      <style:paragraph-properties fo:margin-top="0cm" fo:margin-bottom="0cm" loext:contextual-spacing="false" fo:line-height="100%" fo:padding="0cm" fo:border="none"/>
    </style:style>
    <style:style style:name="P4" style:family="paragraph" style:parent-style-name="Standard">
      <style:paragraph-properties fo:margin-top="0cm" fo:margin-bottom="0cm" loext:contextual-spacing="false" fo:padding="0cm" fo:border="none"/>
      <style:text-properties fo:font-size="6pt" style:font-size-asian="6pt" style:font-size-complex="6pt"/>
    </style:style>
    <style:style style:name="P5" style:family="paragraph" style:parent-style-name="Standard">
      <style:paragraph-properties fo:margin-top="0cm" fo:margin-bottom="0cm" loext:contextual-spacing="false" fo:text-align="justify" style:justify-single-word="false" fo:padding="0cm" fo:border="none"/>
    </style:style>
    <style:style style:name="P6" style:family="paragraph" style:parent-style-name="Standard">
      <style:paragraph-properties fo:margin-top="0cm" fo:margin-bottom="0cm" loext:contextual-spacing="false" fo:text-align="justify" style:justify-single-word="false" fo:padding="0cm" fo:border="none"/>
      <style:text-properties officeooo:paragraph-rsid="00222ff5"/>
    </style:style>
    <style:style style:name="P7" style:family="paragraph" style:parent-style-name="Standard">
      <style:paragraph-properties fo:margin-top="0cm" fo:margin-bottom="0cm" loext:contextual-spacing="false" fo:padding="0cm" fo:border="none"/>
      <style:text-properties officeooo:rsid="001edd04" officeooo:paragraph-rsid="001f7387"/>
    </style:style>
    <style:style style:name="P8" style:family="paragraph" style:parent-style-name="Standard">
      <style:paragraph-properties fo:margin-top="0cm" fo:margin-bottom="0cm" loext:contextual-spacing="false" fo:padding="0cm" fo:border="none"/>
      <style:text-properties officeooo:rsid="0024c44c" officeooo:paragraph-rsid="0024c44c"/>
    </style:style>
    <style:style style:name="P9" style:family="paragraph" style:parent-style-name="Standard">
      <style:paragraph-properties fo:margin-top="0cm" fo:margin-bottom="0cm" loext:contextual-spacing="false" fo:line-height="100%" fo:text-align="center" style:justify-single-word="false" fo:keep-together="auto" fo:padding="0cm" fo:border="none" fo:keep-with-next="auto"/>
    </style:style>
    <style:style style:name="P10" style:family="paragraph" style:parent-style-name="Standard">
      <style:paragraph-properties fo:margin-top="0cm" fo:margin-bottom="0cm" loext:contextual-spacing="false" fo:line-height="100%" fo:keep-together="auto" fo:padding="0cm" fo:border="none" fo:keep-with-next="auto"/>
    </style:style>
    <style:style style:name="P11" style:family="paragraph" style:parent-style-name="Standard">
      <style:paragraph-properties fo:margin-top="0cm" fo:margin-bottom="0cm" loext:contextual-spacing="false" fo:break-before="page" fo:padding="0cm" fo:border="none"/>
    </style:style>
    <style:style style:name="P12" style:family="paragraph" style:parent-style-name="Standard">
      <style:paragraph-properties fo:margin-left="0cm" fo:margin-right="0cm" fo:margin-top="0cm" fo:margin-bottom="0cm" loext:contextual-spacing="false" fo:text-indent="0cm" style:auto-text-indent="false" fo:padding="0cm" fo:border="none"/>
    </style:style>
    <style:style style:name="P13"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text-properties fo:color="#666666"/>
    </style:style>
    <style:style style:name="P14"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style>
    <style:style style:name="P15" style:family="paragraph" style:parent-style-name="Standard">
      <style:paragraph-properties fo:margin-left="0cm" fo:margin-right="0cm" fo:margin-top="0cm" fo:margin-bottom="0cm" loext:contextual-spacing="false" fo:line-height="100%" fo:text-indent="0cm" style:auto-text-indent="false" fo:padding="0cm" fo:border="none"/>
    </style:style>
    <style:style style:name="P16" style:family="paragraph" style:parent-style-name="Title">
      <style:paragraph-properties fo:margin-left="0cm" fo:margin-right="0cm" fo:margin-top="0cm" fo:margin-bottom="0cm" loext:contextual-spacing="false" fo:text-align="center" style:justify-single-word="false" fo:text-indent="0cm" style:auto-text-indent="false" fo:padding="0cm" fo:border="none"/>
    </style:style>
    <style:style style:name="P17" style:family="paragraph" style:parent-style-name="Standard">
      <style:paragraph-properties fo:margin-left="0.635cm" fo:margin-right="0cm" fo:margin-top="0cm" fo:margin-bottom="0cm" loext:contextual-spacing="false" fo:text-indent="0cm" style:auto-text-indent="false" fo:padding="0cm" fo:border="none"/>
    </style:style>
    <style:style style:name="P18" style:family="paragraph" style:parent-style-name="Standard">
      <style:paragraph-properties fo:margin-left="1.27cm" fo:margin-right="0cm" fo:margin-top="0cm" fo:margin-bottom="0cm" loext:contextual-spacing="false" fo:text-indent="0cm" style:auto-text-indent="false" fo:padding="0cm" fo:border="none"/>
    </style:style>
    <style:style style:name="P19" style:family="paragraph" style:parent-style-name="Heading_20_2">
      <style:paragraph-properties fo:margin-top="0.353cm" fo:margin-bottom="0cm" loext:contextual-spacing="false" fo:padding="0cm" fo:border="none"/>
    </style:style>
    <style:style style:name="P20" style:family="paragraph" style:parent-style-name="Heading_20_1">
      <style:paragraph-properties fo:margin-top="0.353cm" fo:margin-bottom="0cm" loext:contextual-spacing="false" fo:text-align="center" style:justify-single-word="false" fo:padding="0cm" fo:border="none"/>
    </style:style>
    <style:style style:name="P21" style:family="paragraph" style:parent-style-name="Heading_20_1">
      <style:paragraph-properties fo:margin-top="0.353cm" fo:margin-bottom="0cm" loext:contextual-spacing="false" fo:text-align="start" style:justify-single-word="false" fo:padding="0cm" fo:border="none"/>
    </style:style>
    <style:style style:name="P22" style:family="paragraph" style:parent-style-name="Subtitle">
      <style:paragraph-properties fo:margin-top="0cm" fo:margin-bottom="0.353cm" loext:contextual-spacing="false" fo:text-align="center" style:justify-single-word="false" fo:padding="0cm" fo:border="none"/>
    </style:style>
    <style:style style:name="P23" style:family="paragraph" style:parent-style-name="Title" style:master-page-name="Standard">
      <style:paragraph-properties fo:margin-left="0cm" fo:margin-right="0cm" fo:margin-top="0cm" fo:margin-bottom="0cm" loext:contextual-spacing="false" fo:text-align="center" style:justify-single-word="false" fo:text-indent="0cm" style:auto-text-indent="false" style:page-number="1" fo:padding="0cm" fo:border="none"/>
    </style:style>
    <style:style style:name="P24" style:family="paragraph" style:parent-style-name="Standard">
      <style:paragraph-properties fo:margin-top="0cm" fo:margin-bottom="0cm" loext:contextual-spacing="false" fo:padding="0cm" fo:border="none"/>
    </style:style>
    <style:style style:name="P25" style:family="paragraph" style:parent-style-name="Standard">
      <style:paragraph-properties fo:margin-top="0cm" fo:margin-bottom="0cm" loext:contextual-spacing="false" fo:padding="0cm" fo:border="none"/>
      <style:text-properties officeooo:rsid="0024c44c" officeooo:paragraph-rsid="0024c44c"/>
    </style:style>
    <style:style style:name="P26" style:family="paragraph" style:parent-style-name="Standard">
      <style:paragraph-properties fo:margin-top="0cm" fo:margin-bottom="0cm" loext:contextual-spacing="false" fo:padding="0cm" fo:border="none"/>
      <style:text-properties officeooo:rsid="0024e222" officeooo:paragraph-rsid="0024e222"/>
    </style:style>
    <style:style style:name="P27" style:family="paragraph" style:parent-style-name="Standard">
      <style:paragraph-properties fo:margin-top="0cm" fo:margin-bottom="0cm" loext:contextual-spacing="false" fo:line-height="100%" fo:padding="0cm" fo:border="none"/>
      <style:text-properties officeooo:rsid="0024e222" officeooo:paragraph-rsid="0024e222"/>
    </style:style>
    <style:style style:name="P28" style:family="paragraph" style:parent-style-name="Standard">
      <style:paragraph-properties fo:margin-top="0cm" fo:margin-bottom="0cm" loext:contextual-spacing="false" fo:text-align="justify" style:justify-single-word="false" fo:padding="0cm" fo:border="none"/>
    </style:style>
    <style:style style:name="P29" style:family="paragraph" style:parent-style-name="Standard">
      <style:paragraph-properties fo:margin-top="0cm" fo:margin-bottom="0cm" loext:contextual-spacing="false" fo:text-align="justify" style:justify-single-word="false" fo:padding="0cm" fo:border="none"/>
      <style:text-properties officeooo:paragraph-rsid="0029d459"/>
    </style:style>
    <style:style style:name="P30" style:family="paragraph" style:parent-style-name="Standard">
      <style:paragraph-properties fo:margin-top="0cm" fo:margin-bottom="0cm" loext:contextual-spacing="false" fo:text-align="justify" style:justify-single-word="false" fo:padding="0cm" fo:border="none"/>
      <style:text-properties officeooo:rsid="0027d83d" officeooo:paragraph-rsid="0027d83d"/>
    </style:style>
    <style:style style:name="P31" style:family="paragraph" style:parent-style-name="Standard">
      <style:paragraph-properties fo:margin-top="0cm" fo:margin-bottom="0cm" loext:contextual-spacing="false" fo:padding="0cm" fo:border="none"/>
      <style:text-properties officeooo:rsid="0029d459" officeooo:paragraph-rsid="0029d459"/>
    </style:style>
    <style:style style:name="P32" style:family="paragraph" style:parent-style-name="Standard">
      <style:paragraph-properties fo:margin-top="0cm" fo:margin-bottom="0cm" loext:contextual-spacing="false" fo:padding="0cm" fo:border="none"/>
      <style:text-properties officeooo:rsid="002b8528" officeooo:paragraph-rsid="002b8528"/>
    </style:style>
    <style:style style:name="P33" style:family="paragraph" style:parent-style-name="Standard">
      <style:paragraph-properties fo:margin-top="0cm" fo:margin-bottom="0cm" loext:contextual-spacing="false" fo:padding="0cm" fo:border="none"/>
      <style:text-properties officeooo:rsid="002c1eff" officeooo:paragraph-rsid="002c1eff"/>
    </style:style>
    <style:style style:name="P34" style:family="paragraph" style:parent-style-name="Standard">
      <style:paragraph-properties fo:margin-top="0cm" fo:margin-bottom="0cm" loext:contextual-spacing="false" fo:line-height="100%" fo:keep-together="auto" fo:padding="0cm" fo:border="none" fo:keep-with-next="auto"/>
      <style:text-properties officeooo:rsid="0024e222" officeooo:paragraph-rsid="0024e222"/>
    </style:style>
    <style:style style:name="P35" style:family="paragraph" style:parent-style-name="Standard">
      <style:paragraph-properties fo:margin-left="0cm" fo:margin-right="0cm" fo:margin-top="0cm" fo:margin-bottom="0cm" loext:contextual-spacing="false" fo:line-height="100%" fo:text-indent="0cm" style:auto-text-indent="false" fo:padding="0cm" fo:border="none"/>
      <style:text-properties officeooo:rsid="001edd04" officeooo:paragraph-rsid="0027d83d"/>
    </style:style>
    <style:style style:name="P36"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T2" style:family="text">
      <style:text-properties fo:color="#660000"/>
    </style:style>
    <style:style style:name="T3" style:family="text">
      <style:text-properties officeooo:rsid="001edd04"/>
    </style:style>
    <style:style style:name="T4" style:family="text">
      <style:text-properties officeooo:rsid="001f7387"/>
    </style:style>
    <style:style style:name="T5" style:family="text">
      <style:text-properties officeooo:rsid="00206936"/>
    </style:style>
    <style:style style:name="T6" style:family="text">
      <style:text-properties officeooo:rsid="00222ff5"/>
    </style:style>
    <style:style style:name="T7" style:family="text">
      <style:text-properties officeooo:rsid="00225a0b"/>
    </style:style>
    <style:style style:name="T8" style:family="text">
      <style:text-properties officeooo:rsid="0024e222"/>
    </style:style>
    <style:style style:name="T9" style:family="text">
      <style:text-properties officeooo:rsid="0027d83d"/>
    </style:style>
    <style:style style:name="T10" style:family="text">
      <style:text-properties officeooo:rsid="0029d459"/>
    </style:style>
    <style:style style:name="T11" style:family="text">
      <style:text-properties officeooo:rsid="002b8528"/>
    </style:style>
    <style:style style:name="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j6tf2leztpx8"/></text:p>
      <text:p text:style-name="P16"><text:bookmark text:name="_2t895x5vgele"/>Projet <text:span text:style-name="T3">Affectation des données</text:span> </text:p>
      <text:p text:style-name="P22"><text:bookmark text:name="_6ssryf72fcgc"/>Master 1 Informatique — Génie Logiciel — Projet Phase 1</text:p>
      <text:p text:style-name="P1">Diffusion</text:p>
      <text:p text:style-name="P1"><draw:rect text:anchor-type="as-char" svg:y="0cm" draw:z-index="4" draw:style-name="gr1" draw:text-style-name="P36" svg:width="0.003cm" svg:height="0.054cm"><text:p/></draw:rect></text:p>
      <table:table table:name="Table1" table:style-name="Table1">
        <table:table-column table:style-name="Table1.A"/>
        <table:table-column table:style-name="Table1.B"/>
        <table:table-row table:style-name="Table1.1">
          <table:table-cell table:style-name="Table1.A1" office:value-type="string">
            <text:p text:style-name="P15">A:</text:p>
          </table:table-cell>
          <table:table-cell table:style-name="Table1.A1" office:value-type="string">
            <text:p text:style-name="P15">Pablo Arrighi (<text:a xlink:type="simple" xlink:href="mailto:pablo.arrighi+m1swe@gmail.com" text:style-name="Internet_20_link" text:visited-style-name="Visited_20_Internet_20_Link"><text:span text:style-name="T1">pablo.arrighi+m1swe@gmail.com</text:span></text:a>)</text:p>
            <text:p text:style-name="P15">Stefano Facchni (<text:a xlink:type="simple" xlink:href="mailto:stefano.facchini+m1swe@gmail.com" text:style-name="Internet_20_link" text:visited-style-name="Visited_20_Internet_20_Link"><text:span text:style-name="T1">stefano.facchin+m1swe@gmail.com</text:span></text:a>)</text:p>
          </table:table-cell>
        </table:table-row>
        <table:table-row table:style-name="Table1.1">
          <table:table-cell table:style-name="Table1.A1" office:value-type="string">
            <text:p text:style-name="P15">CC:</text:p>
          </table:table-cell>
          <table:table-cell table:style-name="Table1.B2" office:value-type="string">
            <text:p text:style-name="P7">Mokaddem Mohamed <text:span text:style-name="T9">()</text:span></text:p>
            <text:p text:style-name="P7">Chaabane Mohamed<text:span text:style-name="T9">()</text:span></text:p>
            <text:p text:style-name="P7">Jabre Valentin <text:span text:style-name="T9">(valentin.jabre@etu.univ-amu.fr)</text:span></text:p>
            <text:p text:style-name="P35">Vallet Mathieu <text:span text:style-name="T9">(mathieu.vallet.1@etu.univ-amu.fr)</text:span></text:p>
          </table:table-cell>
        </table:table-row>
      </table:table>
      <text:p text:style-name="P12"/>
      <text:p text:style-name="P1"/>
      <text:p text:style-name="P1">Participants<text:tab/><text:span text:style-name="T3">Mokaddem Mohamed</text:span></text:p>
      <text:p text:style-name="P1"><text:tab/><text:tab/><text:span text:style-name="T3">Chaabane Mohamed</text:span></text:p>
      <text:p text:style-name="P1"><text:tab/><text:tab/><text:span text:style-name="T3">Jabre Valentin</text:span></text:p>
      <text:p text:style-name="P1"><text:tab/><text:tab/><text:span text:style-name="T3">Vallet Mathieu</text:span></text:p>
      <text:p text:style-name="P1"><draw:rect text:anchor-type="as-char" svg:y="0cm" draw:z-index="5" draw:style-name="gr1" draw:text-style-name="P36" svg:width="0.003cm" svg:height="0.054cm"><text:p/></draw:rect></text:p>
      <text:p text:style-name="P1">Présentation du sujet :</text:p>
      <text:p text:style-name="P1"><text:tab/><text:span text:style-name="T3">Dans le cadre de leurs scolarités, les élèves d’Aix Marseille Université doivent choisir un certain nombre d’options parmi une liste disponible. Notre but serait de proposer une application permettant d’affecter à chacun de ces élèves des options. </text:span></text:p>
      <text:p text:style-name="P1"><draw:rect text:anchor-type="as-char" svg:y="0cm" draw:z-index="6" draw:style-name="gr1" draw:text-style-name="P36" svg:width="0.003cm" svg:height="0.054cm"><text:p/></draw:rect></text:p>
      <text:p text:style-name="P1">Le client <text:span text:style-name="T4">appartient au secteur universitaire (professeur).</text:span></text:p>
      <text:p text:style-name="P1">L’objectif d<text:span text:style-name="T4">u</text:span> projet <text:span text:style-name="T4">Affectop</text:span> est de <text:span text:style-name="T4">proposer une affectation d’options, en particulier une solution ergonomique et satisfaisant les élèves tout en respectant les contraintes imposées.</text:span></text:p>
      <text:p text:style-name="P1"/>
      <text:p text:style-name="P1"/>
      <text:p text:style-name="P11"/>
      <text:p text:style-name="P1"/>
      <text:p text:style-name="P1"/>
      <text:p text:style-name="P1">Table des matières</text:p>
      <text:p text:style-name="P1"><draw:rect text:anchor-type="as-char" svg:y="0cm" draw:z-index="7" draw:style-name="gr1" draw:text-style-name="P36" svg:width="0.003cm" svg:height="0.054cm"><text:p/></draw:rect></text:p>
      <table:table table:name="Table3" table:style-name="Table3">
        <table:table-column table:style-name="Table3.A"/>
        <table:table-row table:style-name="Table3.1">
          <table:table-cell table:style-name="Table3.A1" office:value-type="string">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1zd0osh85pfl" text:style-name="Index_20_Link" text:visited-style-name="Index_20_Link"><text:span text:style-name="T1">Cahier des charges &amp; Spécifications</text:span></text:a></text:p>
                <text:p text:style-name="P18"><text:a xlink:type="simple" xlink:href="#_zibjt27aoypc" text:style-name="Index_20_Link" text:visited-style-name="Index_20_Link"><text:span text:style-name="T1">Synthèse</text:span></text:a></text:p>
                <text:p text:style-name="P17"><text:a xlink:type="simple" xlink:href="#_pwdkenqpp72u" text:style-name="Index_20_Link" text:visited-style-name="Index_20_Link"><text:span text:style-name="T1">Dossier d’Analyse Fonctionnelle</text:span></text:a></text:p>
                <text:p text:style-name="P18"><text:a xlink:type="simple" xlink:href="#_hhxdmnfwpbur" text:style-name="Index_20_Link" text:visited-style-name="Index_20_Link"><text:span text:style-name="T1">Synthèse</text:span></text:a></text:p>
              </text:index-body>
            </text:table-of-content>
            <text:p text:style-name="P15"/>
          </table:table-cell>
        </table:table-row>
      </table:table>
      <text:p text:style-name="P1"/>
      <text:p text:style-name="P1"/>
      <text:p text:style-name="P11"/>
      <text:p text:style-name="P20"><text:bookmark text:name="_1zd0osh85pfl"/>Cahier des charges &amp; Spécifications</text:p>
      <text:p text:style-name="P9"><text:s/>(Eventuellement: Plan de développement / Tableau de bord)</text:p>
      <text:p text:style-name="P9"/>
      <table:table table:name="Table4" table:style-name="Table4">
        <table:table-column table:style-name="Table4.A"/>
        <table:table-column table:style-name="Table4.B"/>
        <table:table-row table:style-name="Table4.1">
          <table:table-cell table:style-name="Table4.A1" office:value-type="string">
            <text:p text:style-name="P10">Auteur(s)</text:p>
          </table:table-cell>
          <table:table-cell table:style-name="Table4.A1" office:value-type="string">
            <text:p text:style-name="P34">Mathieu, Valentin</text:p>
          </table:table-cell>
        </table:table-row>
      </table:table>
      <text:p text:style-name="P4"/>
      <text:p text:style-name="P4"/>
      <text:p text:style-name="P1"/>
      <text:p text:style-name="P19"><text:bookmark text:name="_zibjt27aoypc"/>Synthèse</text:p>
      <text:p text:style-name="P5"/>
      <text:p text:style-name="P5">Les besoins prioritaires du clients sont <text:span text:style-name="T4">l’ergonomie et la qualité de la solution proposée.</text:span></text:p>
      <text:p text:style-name="P5">Ils ont été formalisés via <text:span text:style-name="T4">un diagramme de cas d’utilisation.</text:span></text:p>
      <text:p text:style-name="P5">Les critères de réussite du projet sont donc d<text:span text:style-name="T5">e fournir un système permettant de trouver simplement une solution au problème de l’affectation des options.</text:span></text:p>
      <text:p text:style-name="P5">Le principa<text:span text:style-name="T6">l</text:span> risque <text:span text:style-name="T6">serait l’échec à fournir une solution satisfaisante pour une configuration donnée. </text:span></text:p>
      <text:p text:style-name="P6">Une partie de l’équipe <text:span text:style-name="T6">s’occupera de trouver un algorithme proposant des mariages stables, et faisant le choix parmi ces différentes options.</text:span></text:p>
      <text:p text:style-name="P6">Le reste de l’équipe préparera <text:span text:style-name="T7">la gestion des données, du site et la communication entre étudiants et serveur.</text:span></text:p>
      <text:p text:style-name="P1"/>
      <text:p text:style-name="P1"/>
      <text:p text:style-name="P8">Diagramme des cas</text:p>
      <text:p text:style-name="P8">Diagramme de <text:span text:style-name="T8">séquence</text:span></text:p>
      <text:p text:style-name="P26">Diagramme de communication</text:p>
      <text:p text:style-name="P1"/>
      <text:p text:style-name="P10"/>
      <text:p text:style-name="P10"><text:span text:style-name="T2">POURSUIVRE AVEC LES ELEMENTS DU CAHIER DES CHARGES / SPECIFICATIONS EXPLIQUES EN </text:span><text:a xlink:type="simple" xlink:href="https://drive.google.com/open?id=1wkQ8JrdekWCMWzx0r1se2YZsCgx53ohyF6h4AaHIXHA" text:style-name="Internet_20_link" text:visited-style-name="Visited_20_Internet_20_Link"><text:span text:style-name="T1">CM Documents</text:span></text:a><text:span text:style-name="T2"> QUI VOUS PARAISSENT LES PLUS PERTINENTS.</text:span></text:p>
      <text:p text:style-name="P10"/>
      <text:p text:style-name="P21"><text:bookmark text:name="_chidx2kq73n9"/></text:p>
      <text:p text:style-name="P21"><text:bookmark text:name="_qzspsodsft4e"/></text:p>
      <text:p text:style-name="P21"><text:bookmark text:name="_re35ekbnxl8b"/></text:p>
      <text:p text:style-name="P11"/>
      <text:p text:style-name="P20"><text:bookmark text:name="_pwdkenqpp72u"/>Dossier d’Analyse Fonctionnelle</text:p>
      <text:p text:style-name="P1"/>
      <table:table table:name="Table5" table:style-name="Table5">
        <table:table-column table:style-name="Table5.A"/>
        <table:table-column table:style-name="Table5.B"/>
        <table:table-row table:style-name="Table5.1">
          <table:table-cell table:style-name="Table5.A1" office:value-type="string">
            <text:p text:style-name="P3">Auteur(s)</text:p>
          </table:table-cell>
          <table:table-cell table:style-name="Table5.A1" office:value-type="string">
            <text:p text:style-name="P27">Mathieu, Valentin</text:p>
          </table:table-cell>
        </table:table-row>
      </table:table>
      <text:p text:style-name="P4"/>
      <text:p text:style-name="P4"/>
      <text:p text:style-name="P1"/>
      <text:p text:style-name="P19"><text:bookmark text:name="_hhxdmnfwpbur"/>Synthèse</text:p>
      <text:p text:style-name="P5">L’objectif du projet <text:span text:style-name="T9">Affectop</text:span> est de …</text:p>
      <text:p text:style-name="P5">La modélisation du système a été effectuée via …</text:p>
      <text:p text:style-name="P5">Nous avons opté pour <text:span text:style-name="T8">l’</text:span>architecture <text:span text:style-name="T8">JEE</text:span> dont les principales caractéristiques sont :</text:p>
      <text:p text:style-name="P5">-<text:span text:style-name="T10">simplicité de programmation</text:span></text:p>
      <text:p text:style-name="P5">-<text:span text:style-name="T10">robustesse</text:span></text:p>
      <text:p text:style-name="P5">-<text:span text:style-name="T10">possibilité de coder en JAVA </text:span></text:p>
      <text:p text:style-name="P5">-<text:span text:style-name="T10">adaptée pour gérer des EJB et JSP</text:span></text:p>
      <text:p text:style-name="P5">-<text:span text:style-name="T10">adaptée pour les projets Web utilisant des clients léger</text:span></text:p>
      <text:p text:style-name="P30"/>
      <text:p text:style-name="P5"/>
      <text:p text:style-name="P30">Nous avons aussi choisi le conteneur Tomcat car il est simple d’utilisation et fiable.</text:p>
      <text:p text:style-name="P5">En effet, cette architecture permettra au logiciel d’<text:span text:style-name="T9">être disponible sur client léger (page web) ce qui permet d’y accéder depuis n’importe quel support et facilite la maintenance (pas besoin de se soucier des différentes versions d’OS) de plus le client léger réponds parfaitement à la problématique des étudiants qui doivent à un moment transmettre leurs vœux, la création d’un formulaire est plus simple que de dépendre d’un système externe comme le site doodle.com.</text:span></text:p>
      <text:p text:style-name="P29">Ladite architecture est décrite via <text:span text:style-name="T9">&lt;insérer image architecture.png&gt;</text:span></text:p>
      <text:p text:style-name="P1"><text:s/></text:p>
      <text:p text:style-name="P1"/>
      <text:p text:style-name="P33"/>
      <text:p text:style-name="P1"/>
      <text:p text:style-name="P1"/>
      <text:p text:style-name="P31"/>
      <text:p text:style-name="P32">IPv4 serveur de test : 51.75.120.5 </text:p>
      <text:p text:style-name="P32">GitHub : <text:a xlink:type="simple" xlink:href="https://github.com/Vlammar/Affectop" text:style-name="Internet_20_link" text:visited-style-name="Visited_20_Internet_20_Link">https://github.com/Vlammar/Affectop</text:a></text:p>
      <text:p text:style-name="P32">Licence :</text:p>
      <text:p text:style-name="P1"><text:span text:style-name="T2">POURSUIVRE AVEC LES ELEMENTS DU DOSSIER D’ANALYSE FONCTIONNELLE EXPLIQUES EN </text:span><text:a xlink:type="simple" xlink:href="https://drive.google.com/open?id=1wkQ8JrdekWCMWzx0r1se2YZsCgx53ohyF6h4AaHIXHA" text:style-name="Internet_20_link" text:visited-style-name="Visited_20_Internet_20_Link"><text:span text:style-name="T1">CM Documents</text:span></text:a><text:span text:style-name="T2"> QUI VOUS PARAISSENT LES PLUS PERTIN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padding="0cm" fo:border="none"/>
    </style:style>
    <style:style style:name="MP2"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text-properties fo:color="#666666"/>
    </style:style>
    <style:style style:name="MP3"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style>
    <style:style style:name="MP4" style:family="paragraph" style:parent-style-name="Standard">
      <style:paragraph-properties fo:margin-top="0cm" fo:margin-bottom="0cm" loext:contextual-spacing="false" fo:text-align="end" style:justify-single-word="false" fo:padding="0cm" fo:border="none"/>
    </style:style>
    <style:style style:name="MT1" style:family="text">
      <style:text-properties officeooo:rsid="002b8528"/>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2.jpg" text:anchor-type="char" svg:x="-1.429cm" svg:y="0.476cm" svg:width="6.1cm" svg:height="1.88cm" draw:z-index="3"><draw:image xlink:href="Pictures/10000000000001930000007DAB44DCF82E707E3D.jpg" xlink:type="simple" xlink:show="embed" xlink:actuate="onLoad" loext:mime-type="image/jpeg"/></draw:frame></text:p>
        <text:p text:style-name="MP2">Date de rendu</text:p>
        <text:p text:style-name="MP3">Projet Phase 1 / <text:s/>2</text:p>
        <text:p text:style-name="MP2">Equipe <text:span text:style-name="MT1">Affectation2</text:span> :<text:span text:style-name="MT1">Mohamed.M, Mohamed.C,Valentin,Mathieu</text:span> </text:p>
      </style:header>
      <style:footer>
        <text:p text:style-name="MP4"><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18-09-26T00:28:48.407000000</dc:date>
    <meta:editing-duration>PT31M4S</meta:editing-duration>
    <meta:editing-cycles>7</meta:editing-cycles>
    <meta:document-statistic meta:table-count="4" meta:image-count="1" meta:object-count="0" meta:page-count="4" meta:paragraph-count="67" meta:word-count="471" meta:character-count="3337" meta:non-whitespace-character-count="2910"/>
  </office:meta>
</office:document-meta>
</file>